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text-properties style:font-name="Courier New" fo:font-size="10pt" style:font-size-asian="10pt" style:font-size-complex="10pt"/>
    </style:style>
    <style:style style:name="P8" style:family="paragraph" style:parent-style-name="Standard">
      <style:text-properties style:font-name="Courier New" fo:font-size="12pt" style:font-size-asian="12pt" style:font-size-complex="12pt"/>
    </style:style>
    <style:style style:name="P9" style:family="paragraph" style:parent-style-name="Standard" style:list-style-name="L2"/>
    <style:style style:name="P10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ma Validation</text:p>
      <text:p text:style-name="Standard"/>
      <text:p text:style-name="Standard">MongoDB provides the capability to perform schema validation during updates and insertions.</text:p>
      <text:p text:style-name="Standard"/>
      <text:p text:style-name="P2">Specify Validation Rules</text:p>
      <text:p text:style-name="P2"/>
      <text:p text:style-name="Standard">Validation rules are on a per-collection basis.</text:p>
      <text:p text:style-name="Standard"/>
      <text:p text:style-name="P3">To specify validation rules when creating a new collection, use db.createCollection() with the validator option.</text:p>
      <text:p text:style-name="Standard"/>
      <text:p text:style-name="P3">To add document validation to an existing collection, use collMod command with the validator option.</text:p>
      <text:p text:style-name="Standard"/>
      <text:p text:style-name="Standard">MongoDB also provides the following related options:</text:p>
      <text:p text:style-name="Standard"/>
      <text:list xml:id="list2835313419" text:style-name="L1">
        <text:list-item>
          <text:p text:style-name="P5"><text:span text:style-name="T1">validationLevel option</text:span>, which determines how strictly MongoDB applies validation rules to existing documents during an update, and</text:p>
        </text:list-item>
        <text:list-item>
          <text:p text:style-name="P5"><text:span text:style-name="T1">validationAction optio</text:span>n, which determines whether MongoDB should error and reject documents that violate the validation rules or warn about the violations in the log but allow invalid documents.</text:p>
        </text:list-item>
      </text:list>
      <text:p text:style-name="Standard"/>
      <text:p text:style-name="Standard"/>
      <text:p text:style-name="P2">JSON Schema</text:p>
      <text:p text:style-name="Standard"/>
      <text:p text:style-name="Standard"/>
      <text:p text:style-name="Standard">Starting in version 3.6, MongoDB supports JSON Schema validation. <text:span text:style-name="T1">To specify JSON Schema validation, use the $jsonSchema operator</text:span> in your validator expression.</text:p>
      <text:p text:style-name="Standard"/>
      <text:p text:style-name="Standard"/>
      <text:p text:style-name="Standard">For example, the following example specifies validation rules using JSON schema:</text:p>
      <text:p text:style-name="Standard"/>
      <text:p text:style-name="P7">db.createCollection("students", {</text:p>
      <text:p text:style-name="P7"><text:s text:c="3"/>validator: {</text:p>
      <text:p text:style-name="P7"><text:s text:c="6"/>$jsonSchema: {</text:p>
      <text:p text:style-name="P7"><text:s text:c="9"/>bsonType: "object",</text:p>
      <text:p text:style-name="P7"><text:s text:c="9"/>required: [ "name", "year", "major", "address" ],</text:p>
      <text:p text:style-name="P7"><text:s text:c="9"/>properties: {</text:p>
      <text:p text:style-name="P7"><text:s text:c="12"/>name: {</text:p>
      <text:p text:style-name="P7"><text:s text:c="15"/>bsonType: "string",</text:p>
      <text:p text:style-name="P7"><text:s text:c="15"/>description: "must be a string and is required"</text:p>
      <text:p text:style-name="P7"><text:s text:c="12"/>},</text:p>
      <text:p text:style-name="P7"><text:s text:c="12"/>year: {</text:p>
      <text:p text:style-name="P7"><text:s text:c="15"/>bsonType: "int",</text:p>
      <text:p text:style-name="P7"><text:s text:c="15"/>minimum: 2017,</text:p>
      <text:p text:style-name="P7"><text:s text:c="15"/>maximum: 3017,</text:p>
      <text:p text:style-name="P7"><text:s text:c="15"/><text:span text:style-name="T2">description: "must be an integer in [ 2017, 3017 ] and is required"</text:span></text:p>
      <text:p text:style-name="P7"><text:s text:c="12"/>},</text:p>
      <text:p text:style-name="P7"><text:s text:c="12"/>major: {</text:p>
      <text:p text:style-name="P7"><text:s text:c="15"/>enum: [ "Math", "English", "Computer Science", "History", null ],</text:p>
      <text:p text:style-name="P7"><text:s text:c="15"/>description: "can only be one of the enum values and is required"</text:p>
      <text:p text:style-name="P7"><text:s text:c="12"/>},</text:p>
      <text:p text:style-name="P7"><text:s text:c="12"/>gpa: {</text:p>
      <text:p text:style-name="P7"><text:s text:c="15"/>bsonType: [ "double" ],</text:p>
      <text:p text:style-name="P7"><text:s text:c="15"/>description: "must be a double if the field exists"</text:p>
      <text:p text:style-name="P7"><text:s text:c="12"/>},</text:p>
      <text:p text:style-name="P7"><text:soft-page-break/><text:s text:c="12"/>address: {</text:p>
      <text:p text:style-name="P7"><text:s text:c="15"/>bsonType: "object",</text:p>
      <text:p text:style-name="P7"><text:s text:c="15"/>required: [ "city" ],</text:p>
      <text:p text:style-name="P7"><text:s text:c="15"/>properties: {</text:p>
      <text:p text:style-name="P7"><text:s text:c="18"/>street: {</text:p>
      <text:p text:style-name="P7"><text:s text:c="21"/>bsonType: "string",</text:p>
      <text:p text:style-name="P7"><text:s text:c="21"/>description: "must be a string if the field exists"</text:p>
      <text:p text:style-name="P7"><text:s text:c="18"/>},</text:p>
      <text:p text:style-name="P7"><text:s text:c="18"/>city: {</text:p>
      <text:p text:style-name="P7"><text:s text:c="21"/>bsonType: "string",</text:p>
      <text:p text:style-name="P7"><text:s text:c="21"/>"description": "must be a string and is required"</text:p>
      <text:p text:style-name="P7"><text:s text:c="18"/>}</text:p>
      <text:p text:style-name="P7"><text:s text:c="15"/>}</text:p>
      <text:p text:style-name="P7"><text:s text:c="12"/>}</text:p>
      <text:p text:style-name="P7"><text:s text:c="9"/>}</text:p>
      <text:p text:style-name="P7"><text:s text:c="6"/>}</text:p>
      <text:p text:style-name="P7"><text:s text:c="3"/>}</text:p>
      <text:p text:style-name="P7">})</text:p>
      <text:p text:style-name="Standard"/>
      <text:p text:style-name="P2">Behavior</text:p>
      <text:p text:style-name="Standard"><text:span text:style-name="T1">Validation occurs during updates and inserts</text:span>. <text:span text:style-name="T1">When you add validation to a collection, existing documents do not undergo validation checks until modification.</text:span></text:p>
      <text:p text:style-name="Standard"/>
      <text:p text:style-name="P3">Existing Documents</text:p>
      <text:p text:style-name="Standard"/>
      <text:p text:style-name="Standard">The validationLevel option determines which operations MongoDB applies the validation rules:</text:p>
      <text:p text:style-name="Standard"/>
      <text:list xml:id="list1284965040" text:style-name="L2">
        <text:list-item>
          <text:p text:style-name="P9"><text:span text:style-name="T1">If the validationLevel is strict </text:span>(the default), <text:span text:style-name="T1">MongoDB applies validation rules to all inserts and updates</text:span>.</text:p>
        </text:list-item>
        <text:list-item>
          <text:p text:style-name="P9"><text:span text:style-name="T1">If the validationLevel is moderate</text:span>, MongoDB <text:span text:style-name="T1">applies validation rules to inserts and to updates to existing documents that already fulfill the validation criteri</text:span>a. With the moderate level, updates to existing documents that do not fulfill the validation criteria are not checked for validity.</text:p>
        </text:list-item>
      </text:list>
      <text:p text:style-name="Standard"/>
      <text:p text:style-name="Standard">For example, create a contacts collection with the following documents:</text:p>
      <text:p text:style-name="Standard"/>
      <text:p text:style-name="P8">db.contacts.insert([</text:p>
      <text:p text:style-name="P8"><text:s text:c="3"/>{ "_id": 1, "name": "Anne", "phone": "+1 555 123 456", "city": "London", "status": "Complete" },</text:p>
      <text:p text:style-name="P8"><text:s text:c="3"/>{ "_id": 2, "name": "Ivan", "city": "Vancouver" }</text:p>
      <text:p text:style-name="P8">])</text:p>
      <text:p text:style-name="Standard"/>
      <text:p text:style-name="Standard">Issue the following command to add a validator to the contacts collection:</text:p>
      <text:p text:style-name="Standard"/>
      <text:p text:style-name="P6">db.runCommand( {</text:p>
      <text:p text:style-name="P6"><text:s text:c="3"/>collMod: "contacts",</text:p>
      <text:p text:style-name="P6"><text:s text:c="3"/>validator: { $jsonSchema: {</text:p>
      <text:p text:style-name="P6"><text:s text:c="6"/>bsonType: "object",</text:p>
      <text:p text:style-name="P6"><text:s text:c="6"/>required: [ "phone", "name" ],</text:p>
      <text:p text:style-name="P6"><text:s text:c="6"/>properties: {</text:p>
      <text:p text:style-name="P6"><text:s text:c="9"/>phone: {</text:p>
      <text:p text:style-name="P6"><text:s text:c="12"/>bsonType: "string",</text:p>
      <text:p text:style-name="P6"><text:s text:c="12"/>description: "must be a string and is required"</text:p>
      <text:p text:style-name="P6"><text:s text:c="9"/>},</text:p>
      <text:p text:style-name="P6"><text:s text:c="9"/>name: {</text:p>
      <text:p text:style-name="P6"><text:s text:c="12"/>bsonType: "string",</text:p>
      <text:p text:style-name="P6"><text:soft-page-break/><text:s text:c="12"/>description: "must be a string and is required"</text:p>
      <text:p text:style-name="P6"><text:s text:c="9"/>}</text:p>
      <text:p text:style-name="P6"><text:s text:c="6"/>}</text:p>
      <text:p text:style-name="P6"><text:s text:c="3"/>} },</text:p>
      <text:p text:style-name="P6"><text:s text:c="3"/>validationLevel: "moderate"</text:p>
      <text:p text:style-name="P6">} )</text:p>
      <text:p text:style-name="Standard"/>
      <text:p text:style-name="Standard">The contacts collection now has a validator with the moderate validationLevel:</text:p>
      <text:p text:style-name="Standard"/>
      <text:p text:style-name="Standard">If you attempted to update the document with _id of 1, MongoDB would apply the validation rules since the existing document matches the criteria.</text:p>
      <text:p text:style-name="Standard"/>
      <text:p text:style-name="Standard">In contrast, MongoDB will not apply validation rules to updates to the document with _id of 2 as it does not meet the validation rules.</text:p>
      <text:p text:style-name="Standard"/>
      <text:p text:style-name="Standard">To disable validation entirely, you can set validationLevel to off.</text:p>
      <text:p text:style-name="Standard"/>
      <text:p text:style-name="P2">Accept or Reject Invalid Documents</text:p>
      <text:p text:style-name="Standard"/>
      <text:p text:style-name="Standard">The validationAction option determines how MongoDB handles documents that violate the validation rules:</text:p>
      <text:p text:style-name="Standard"/>
      <text:list xml:id="list2294644050" text:style-name="L3">
        <text:list-item>
          <text:p text:style-name="P4">If the validationAction is error (the default), MongoDB rejects any insert or update that violates the validation criteria.</text:p>
        </text:list-item>
        <text:list-item>
          <text:p text:style-name="P4">If the validationAction is warn, MongoDB logs any violations but allows the insertion or update to proceed.</text:p>
        </text:list-item>
      </text:list>
      <text:p text:style-name="Standard"/>
      <text:p text:style-name="Standard">For example, create a contacts2 collection with the following JSON Schema validator:</text:p>
      <text:p text:style-name="Standard"/>
      <text:p text:style-name="P6">db.createCollection( "contacts2", {</text:p>
      <text:p text:style-name="P6"><text:s text:c="3"/>validator: { $jsonSchema: {</text:p>
      <text:p text:style-name="P6"><text:s text:c="6"/>bsonType: "object",</text:p>
      <text:p text:style-name="P6"><text:s text:c="6"/>required: [ "phone" ],</text:p>
      <text:p text:style-name="P6"><text:s text:c="6"/>properties: {</text:p>
      <text:p text:style-name="P6"><text:s text:c="9"/>phone: {</text:p>
      <text:p text:style-name="P6"><text:s text:c="12"/>bsonType: "string",</text:p>
      <text:p text:style-name="P6"><text:s text:c="12"/>description: "must be a string and is required"</text:p>
      <text:p text:style-name="P6"><text:s text:c="9"/>},</text:p>
      <text:p text:style-name="P6"><text:s text:c="9"/>email: {</text:p>
      <text:p text:style-name="P6"><text:s text:c="12"/>bsonType : "string",</text:p>
      <text:p text:style-name="P6"><text:s text:c="12"/>pattern : "@mongodb\.com$",</text:p>
      <text:p text:style-name="P6"><text:s text:c="12"/>description: "must be a string and match the regular expression pattern"</text:p>
      <text:p text:style-name="P6"><text:s text:c="9"/>},</text:p>
      <text:p text:style-name="P6"><text:s text:c="9"/>status: {</text:p>
      <text:p text:style-name="P6"><text:s text:c="12"/>enum: [ "Unknown", "Incomplete" ],</text:p>
      <text:p text:style-name="P6"><text:s text:c="12"/>description: "can only be one of the enum values"</text:p>
      <text:p text:style-name="P6"><text:s text:c="9"/>}</text:p>
      <text:p text:style-name="P6"><text:s text:c="6"/>}</text:p>
      <text:p text:style-name="P6"><text:s text:c="3"/>} },</text:p>
      <text:p text:style-name="P6"><text:s text:c="3"/>validationAction: "warn"</text:p>
      <text:p text:style-name="P6">} )</text:p>
      <text:p text:style-name="Standard"><text:soft-page-break/>With the warn validationAction, MongoDB logs any violations but allows the insertion or update to proceed.</text:p>
      <text:p text:style-name="Standard"/>
      <text:p text:style-name="Standard">For example, the following insert operation violates the validation rule:</text:p>
      <text:p text:style-name="Standard"/>
      <text:p text:style-name="P6">db.contacts2.insert( { name: "Amanda", status: "Updated" } )</text:p>
      <text:p text:style-name="Standard"/>
      <text:p text:style-name="Standard">However, since the validationAction is warn only, MongoDB only logs the validation violation message and allows the operation to proceed:</text:p>
      <text:p text:style-name="Standard"/>
      <text:p text:style-name="P7">2017-12-01T12:31:23.738-0500 W STORAGE <text:s/>[conn1] Document would fail validation collection: example.contacts2 doc: { _id: ObjectId('5a2191ebacbbfc2bdc4dcffc'), name: "Amanda", status: "Updated" }</text:p>
      <text:p text:style-name="Standard"/>
      <text:p text:style-name="P2">Bypass Document Validation</text:p>
      <text:p text:style-name="Standard"/>
      <text:p text:style-name="Standard">Users can bypass document validation using the bypassDocumentValidation option.</text:p>
      <text:p text:style-name="Standard"/>
      <text:p text:style-name="Standard">The following commands can bypass validation per operation using the new option bypassDocumentValidation:</text:p>
      <text:p text:style-name="Standard"/>
      <text:list xml:id="list955529701" text:style-name="L4">
        <text:list-item>
          <text:p text:style-name="P10"><text:span text:style-name="T1">findAndModify</text:span> command and db.collection.findAndModify() method</text:p>
        </text:list-item>
        <text:list-item>
          <text:p text:style-name="P10"><text:span text:style-name="T1">mapReduce</text:span> command and db.collection.mapReduce() method</text:p>
        </text:list-item>
        <text:list-item>
          <text:p text:style-name="P10"><text:span text:style-name="T1">insert</text:span> command</text:p>
        </text:list-item>
        <text:list-item>
          <text:p text:style-name="P10"><text:span text:style-name="T1">update</text:span> command</text:p>
        </text:list-item>
        <text:list-item>
          <text:p text:style-name="P10"><text:span text:style-name="T1">$out and $merge</text:span> stages for the aggregate command and db.collection.aggregate() method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3T10:44:39.104000000</meta:creation-date>
    <dc:date>2020-02-13T11:04:00.477000000</dc:date>
    <meta:editing-duration>PT9M1S</meta:editing-duration>
    <meta:editing-cycles>1</meta:editing-cycles>
    <meta:document-statistic meta:table-count="0" meta:image-count="0" meta:object-count="0" meta:page-count="4" meta:paragraph-count="128" meta:word-count="809" meta:character-count="6277" meta:non-whitespace-character-count="4769"/>
    <meta:generator>LibreOffice/6.3.4.2$Windows_x86 LibreOffice_project/60da17e045e08f1793c57c00ba83cdfce946d0aa</meta:generator>
  </office:meta>
</office:document-meta>
</file>